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svg:stroke-width="0.102cm" svg:stroke-color="#268bd2" draw:marker-start-width="0.352cm" draw:marker-end-width="0.352cm" draw:fill="solid" draw:fill-color="#268bd2" draw:textarea-vertical-align="middle" fo:padding-top="0cm" fo:padding-bottom="0cm" fo:padding-left="0.125cm" fo:padding-right="0.125cm"/>
    </style:style>
    <style:style style:name="gr3" style:family="graphic" style:parent-style-name="objectwithoutfill">
      <style:graphic-properties draw:stroke="solid" svg:stroke-width="0.102cm" svg:stroke-color="#268bd2" draw:marker-start-width="0.125cm" draw:marker-end-width="0.125cm" draw:fill="solid" draw:fill-color="#268bd2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width="0.152cm" svg:stroke-color="#268bd2" draw:fill="solid" draw:fill-color="#268bd2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02cm" svg:stroke-color="#268bd2" draw:marker-start-width="0.125cm" draw:marker-end-width="0.125cm" draw:fill="solid" draw:fill-color="#268bd2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051cm" svg:stroke-color="#83caff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152cm" svg:stroke-color="#000000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gr8" style:family="graphic" style:parent-style-name="objectwithoutfill">
      <style:graphic-properties draw:stroke="solid" svg:stroke-width="0.102cm" svg:stroke-color="#586e75" draw:marker-start-width="0.125cm" draw:marker-end-width="0.125cm" draw:fill="solid" draw:fill-color="#586e75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solid" svg:stroke-width="0.102cm" svg:stroke-color="#dc322f" draw:marker-start-width="0.352cm" draw:marker-end-width="0.352cm" draw:fill="solid" draw:fill-color="#dc322f" draw:textarea-vertical-align="middle" fo:padding-top="0cm" fo:padding-bottom="0cm" fo:padding-left="0.125cm" fo:padding-right="0.125cm"/>
    </style:style>
    <style:style style:name="gr10" style:family="graphic" style:parent-style-name="objectwithoutfill">
      <style:graphic-properties draw:stroke="solid" svg:stroke-width="0.102cm" svg:stroke-color="#dc322f" draw:marker-start-width="0.125cm" draw:marker-end-width="0.125cm" draw:fill="solid" draw:fill-color="#dc322f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52cm" svg:stroke-color="#268bd2" draw:fill="solid" draw:fill-color="#dc322f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width="0.102cm" svg:stroke-color="#dc322f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width="0.102cm" svg:stroke-color="#586e75" draw:marker-start-width="0.125cm" draw:marker-end-width="0.125cm" draw:fill="solid" draw:fill-color="#586e75" draw:textarea-vertical-align="middle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width="0.152cm" svg:stroke-color="#dc322f" draw:fill="solid" draw:fill-color="#dc322f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cm" svg:stroke-color="#586e75" draw:marker-start-width="0cm" draw:marker-end-width="0cm" draw:fill="solid" draw:fill-color="#073642" draw:textarea-horizontal-align="center" draw:textarea-vertical-align="middle" fo:padding-top="0.126cm" fo:padding-bottom="0.126cm" fo:padding-left="0.251cm" fo:padding-right="0.251cm"/>
    </style:style>
    <style:style style:name="gr17" style:family="graphic" style:parent-style-name="standard">
      <style:graphic-properties draw:stroke="none" svg:stroke-width="0.051cm" svg:stroke-color="#586e75" draw:marker-start-width="0.049cm" draw:marker-end-width="0.049cm" draw:fill="solid" draw:fill-color="#fdf6e3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152cm" svg:stroke-color="#586e75" draw:fill="none" draw:fill-color="#ffffff" draw:textarea-horizontal-align="right" draw:textarea-vertical-align="top" draw:auto-grow-height="true" draw:auto-grow-width="true" fo:min-height="0cm" fo:min-width="0cm" fo:padding-top="0.201cm" fo:padding-bottom="0.201cm" fo:padding-left="0.326cm" fo:padding-right="0.326cm"/>
      <style:paragraph-properties style:writing-mode="tb-rl"/>
    </style:style>
    <style:style style:name="gr19" style:family="graphic" style:parent-style-name="objectwithoutfill">
      <style:graphic-properties draw:stroke="solid" draw:stroke-dash="Ultrafine_20_Dashed" svg:stroke-width="0.102cm" svg:stroke-color="#586e75" draw:marker-start-width="0.352cm" draw:marker-end-width="0.352cm" draw:fill="solid" draw:fill-color="#586e75" draw:textarea-vertical-align="middle" fo:padding-top="0cm" fo:padding-bottom="0cm" fo:padding-left="0.125cm" fo:padding-right="0.125cm"/>
    </style:style>
    <style:style style:name="gr20" style:family="graphic" style:parent-style-name="objectwithoutfill">
      <style:graphic-properties draw:stroke="solid" draw:stroke-dash="Ultrafine_20_Dashed" svg:stroke-width="0.102cm" svg:stroke-color="#586e75" draw:marker-start-width="0.125cm" draw:marker-end-width="0.125cm" draw:fill="solid" draw:fill-color="#586e75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draw:stroke-dash="Ultrafine_20_Dashed" svg:stroke-width="0.152cm" svg:stroke-color="#586e75" draw:fill="solid" draw:fill-color="#586e75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stroke-dash="Ultrafine_20_Dashed" svg:stroke-width="0.102cm" svg:stroke-color="#586e75" draw:marker-start-width="0.125cm" draw:marker-end-width="0.125cm" draw:fill="solid" draw:fill-color="#586e75" draw:textarea-vertical-align="middle" fo:padding-top="0.201cm" fo:padding-bottom="0.201cm" fo:padding-left="0.326cm" fo:padding-right="0.326cm"/>
    </style:style>
    <style:style style:name="gr23" style:family="graphic" style:parent-style-name="standard">
      <style:graphic-properties draw:stroke="none" draw:stroke-dash="Ultrafine_20_Dashed" svg:stroke-width="0.102cm" svg:stroke-color="#586e75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24" style:family="graphic" style:parent-style-name="objectwithoutfill">
      <style:graphic-properties draw:stroke="solid" svg:stroke-width="0.102cm" svg:stroke-color="#586e75" draw:marker-start-width="0.352cm" draw:marker-end-width="0.352cm" draw:fill="solid" draw:fill-color="#dc322f" draw:textarea-vertical-align="middle" fo:padding-top="0cm" fo:padding-bottom="0cm" fo:padding-left="0.125cm" fo:padding-right="0.125cm"/>
    </style:style>
    <style:style style:name="gr25" style:family="graphic" style:parent-style-name="objectwithoutfill">
      <style:graphic-properties draw:stroke="solid" svg:stroke-width="0.102cm" svg:stroke-color="#586e75" draw:marker-start-width="0.352cm" draw:marker-end-width="0.352cm" draw:fill="solid" draw:fill-color="#586e75" draw:textarea-vertical-align="middle" fo:padding-top="0cm" fo:padding-bottom="0cm" fo:padding-left="0.125cm" fo:padding-right="0.125cm"/>
    </style:style>
    <style:style style:name="gr26" style:family="graphic" style:parent-style-name="standard">
      <style:graphic-properties draw:stroke="none" svg:stroke-width="0.152cm" svg:stroke-color="#586e75" draw:fill="solid" draw:fill-color="#586e75" draw:textarea-vertical-align="middle" fo:padding-top="0.201cm" fo:padding-bottom="0.201cm" fo:padding-left="0.326cm" fo:padding-right="0.326cm"/>
    </style:style>
    <style:style style:name="gr27" style:family="graphic" style:parent-style-name="standard">
      <style:graphic-properties draw:stroke="none" svg:stroke-width="0.102cm" svg:stroke-color="#586e75" draw:marker-start-width="0.125cm" draw:marker-end-width="0.125cm" draw:fill="solid" draw:fill-color="#dc322f" draw:textarea-vertical-align="middle" fo:padding-top="0.201cm" fo:padding-bottom="0.201cm" fo:padding-left="0.326cm" fo:padding-right="0.326cm"/>
    </style:style>
    <style:style style:name="gr28" style:family="graphic" style:parent-style-name="standard">
      <style:graphic-properties draw:stroke="solid" svg:stroke-width="0.102cm" svg:stroke-color="#d33682" draw:marker-start-width="0.352cm" draw:marker-end-width="0.352cm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solid" svg:stroke-width="0cm" svg:stroke-color="#859900" draw:marker-start-width="0cm" draw:marker-end-width="0cm" draw:fill="solid" draw:fill-color="#073642" draw:textarea-horizontal-align="center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width="0.152cm" svg:stroke-color="#000000" draw:fill="none" draw:fill-color="#ffffff" draw:textarea-horizontal-align="right" draw:textarea-vertical-align="top" draw:auto-grow-height="false" draw:auto-grow-width="true" fo:min-height="5.97cm" fo:min-width="0cm" fo:padding-top="0.201cm" fo:padding-bottom="0.201cm" fo:padding-left="0.326cm" fo:padding-right="0.326cm"/>
      <style:paragraph-properties style:writing-mode="tb-rl"/>
    </style:style>
    <style:style style:name="gr32" style:family="graphic" style:parent-style-name="standard">
      <style:graphic-properties draw:stroke="solid" svg:stroke-width="0.152cm" svg:stroke-color="#cb4b16" draw:marker-start-width="0.427cm" draw:marker-end-width="0.427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solid" draw:fill-color="#073642" draw:fill-image-width="0cm" draw:fill-image-height="0cm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35" style:family="graphic" style:parent-style-name="standard">
      <style:graphic-properties draw:stroke="none" draw:fill="none" fo:min-height="8.796cm" fo:min-width="15.58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3.863cm"/>
    </style:style>
    <style:style style:name="pr5" style:family="presentation" style:parent-style-name="Default-title">
      <style:graphic-properties draw:auto-grow-height="true" fo:min-height="3.507cm" fo:min-width="24.699cm"/>
    </style:style>
    <style:style style:name="pr6" style:family="presentation" style:parent-style-name="Default-notes">
      <style:graphic-properties draw:fill-color="#ffffff" draw:auto-grow-height="true" fo:min-height="12.572cm" fo:min-width="16.771cm"/>
    </style:style>
    <style:style style:name="pr7" style:family="presentation" style:parent-style-name="Default-title">
      <style:graphic-properties fo:min-height="3.507cm" fo:min-width="24.691cm"/>
    </style:style>
    <style:style style:name="pr8" style:family="presentation" style:parent-style-name="Default-outline1">
      <style:graphic-properties fo:min-height="13.863cm" fo:min-width="24.691cm"/>
    </style:style>
    <style:style style:name="pr9" style:family="presentation" style:parent-style-name="Default-notes">
      <style:graphic-properties draw:fill-color="#ffffff" fo:min-height="12.572cm" fo:min-width="16.771cm"/>
    </style:style>
    <style:style style:name="pr10" style:family="presentation" style:parent-style-name="Default-outline1" style:list-style-name="L2">
      <style:graphic-properties fo:min-height="13.863cm"/>
    </style:style>
    <style:style style:name="pr11" style:family="presentation" style:parent-style-name="Default-title">
      <style:graphic-properties fo:min-height="3.507cm" fo:min-width="24.699cm"/>
    </style:style>
    <style:style style:name="pr12" style:family="presentation" style:parent-style-name="Default-title">
      <style:graphic-properties draw:auto-grow-height="true" fo:min-height="3.507cm" fo:min-width="24.691cm"/>
    </style:style>
    <style:style style:name="pr13" style:family="presentation" style:parent-style-name="Default-outline1" style:list-style-name="L5">
      <style:graphic-properties fo:min-height="13.863cm" fo:min-width="24.691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text-properties fo:color="#ffffff" fo:font-size="32pt"/>
    </style:style>
    <style:style style:name="P3" style:family="paragraph">
      <style:text-properties fo:font-size="20pt"/>
    </style:style>
    <style:style style:name="P4" style:family="paragraph">
      <style:text-properties fo:color="#657b83"/>
    </style:style>
    <style:style style:name="P5" style:family="paragraph">
      <style:paragraph-properties style:writing-mode="tb-rl"/>
      <style:text-properties fo:color="#586e75"/>
    </style:style>
    <style:style style:name="P6" style:family="paragraph">
      <style:text-properties fo:color="#dc322f"/>
    </style:style>
    <style:style style:name="P7" style:family="paragraph">
      <style:paragraph-properties style:writing-mode="tb-rl"/>
      <style:text-properties fo:color="#dc322f"/>
    </style:style>
    <style:style style:name="P8" style:family="paragraph">
      <style:text-properties fo:color="#586e75"/>
    </style:style>
    <style:style style:name="P9" style:family="paragraph">
      <style:text-properties fo:color="#d33682"/>
    </style:style>
    <style:style style:name="P10" style:family="paragraph">
      <style:text-properties fo:color="#fdf6e3"/>
    </style:style>
    <style:style style:name="P11" style:family="paragraph">
      <style:paragraph-properties style:writing-mode="tb-rl"/>
      <style:text-properties fo:color="#859900"/>
    </style:style>
    <style:style style:name="P12" style:family="paragraph">
      <style:text-properties fo:color="#cb4b16"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center"/>
      <style:text-properties fo:color="#cb4b16" fo:font-size="54pt" fo:font-weight="bold" style:font-size-asian="54pt" style:font-weight-asian="bold" style:font-size-complex="54pt" style:font-weight-complex="bold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text-properties fo:font-size="32pt" style:font-size-asian="32pt" style:font-size-complex="32pt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color="#ffffff" fo:font-family="'Liberation Sans'" style:font-family-generic="swiss" style:font-pitch="variable"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5" style:family="text">
      <style:text-properties fo:font-family="'Source Code Pro'" style:font-family-generic="modern" style:font-pitch="fixed"/>
    </style:style>
    <style:style style:name="T6" style:family="text">
      <style:text-properties fo:color="#586e75"/>
    </style:style>
    <style:style style:name="T7" style:family="text">
      <style:text-properties fo:color="#dc322f"/>
    </style:style>
    <style:style style:name="T8" style:family="text">
      <style:text-properties fo:color="#fdf6e3" fo:font-family="'Source Code Pro'" style:font-family-generic="modern" style:font-pitch="fixed"/>
    </style:style>
    <style:style style:name="T9" style:family="text">
      <style:text-properties fo:color="#fdf6e3" fo:font-family="'Source Code Pro'" style:font-family-generic="modern" style:font-pitch="fixed" fo:font-style="italic" style:font-style-asian="italic" style:font-style-complex="italic"/>
    </style:style>
    <style:style style:name="T10" style:family="text">
      <style:text-properties fo:color="#fdf6e3" fo:font-family="'Source Code Pro'" style:font-family-generic="modern" style:font-pitch="fixed" fo:font-style="normal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859900"/>
    </style:style>
    <style:style style:name="T13" style:family="text">
      <style:text-properties fo:color="#fdf6e3"/>
    </style:style>
    <style:style style:name="T14" style:family="text">
      <style:text-properties fo:font-family="'Source Code Pro'" style:font-family-generic="modern" style:font-pitch="fixed"/>
    </style:style>
    <style:style style:name="T15" style:family="text">
      <style:text-properties fo:font-family="'Liberation Sans'" style:font-family-generic="swiss" style:font-pitch="variable"/>
    </style:style>
    <style:style style:name="T16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eee8d5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eee8d5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eee8d5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eee8d5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eee8d5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eee8d5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eee8d5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eee8d5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eee8d5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Beginner Advanced Git:</text:span><text:span text:style-name="T1"><text:line-break/></text:span><text:span text:style-name="T1">Multiple Branches and Servers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3-08-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imple Git</text:p>
          </draw:text-box>
        </draw:frame>
        <draw:frame presentation:style-name="pr4" draw:text-style-name="P1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1">One server: “origin”</text:span></text:p>
              </text:list-item>
              <text:list-item>
                <text:p><text:span text:style-name="T1">One branch: “master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Demo: make a commit and push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Goal</text:p>
          </draw:text-box>
        </draw:frame>
        <draw:frame presentation:style-name="pr8" draw:layer="layout" svg:width="25.191cm" svg:height="13.863cm" svg:x="1.399cm" svg:y="4.915cm" presentation:class="outline">
          <draw:text-box>
            <text:p>Use Git with multiple branches and servers, and know what is going on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What is a <text:span text:style-name="T3">branch</text:span>?</text:p>
          </draw:text-box>
        </draw:frame>
        <draw:frame presentation:style-name="pr10" draw:text-style-name="P1" draw:layer="layout" svg:width="25.191cm" svg:height="13.863cm" svg:x="1.399cm" svg:y="4.915cm" presentation:class="outline" presentation:user-transformed="true">
          <draw:text-box>
            <text:p><text:span text:style-name="T4">A label on a commit, together with all history.</text:span></text:p>
            <text:list text:style-name="L2">
              <text:list-item>
                <text:p><text:span text:style-name="T1">List:</text:span><text:span text:style-name="T1"><text:tab/></text:span><text:span text:style-name="T1"><text:tab/></text:span><text:span text:style-name="T1"><text:tab/></text:span><text:span text:style-name="T5">git branch [-a]</text:span></text:p>
              </text:list-item>
              <text:list-item>
                <text:p><text:span text:style-name="T1">Create:</text:span><text:span text:style-name="T1"><text:tab/></text:span><text:span text:style-name="T1"><text:tab/></text:span><text:span text:style-name="T5">git branch &lt;name&gt;</text:span></text:p>
              </text:list-item>
              <text:list-item>
                <text:p><text:span text:style-name="T1">Read:</text:span><text:span text:style-name="T1"><text:tab/></text:span><text:span text:style-name="T1"><text:tab/></text:span><text:span text:style-name="T5">git show-branch, git log</text:span></text:p>
              </text:list-item>
              <text:list-item>
                <text:p><text:span text:style-name="T1">Update:</text:span><text:span text:style-name="T1"><text:tab/></text:span><text:span text:style-name="T5">git commit</text:span></text:p>
              </text:list-item>
              <text:list-item>
                <text:p><text:span text:style-name="T1">Delete:</text:span><text:span text:style-name="T1"><text:tab/></text:span><text:span text:style-name="T1"><text:tab/></text:span><text:span text:style-name="T5">git branch [-d/-D] &lt;name&gt;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Structure of Git history</text:p>
          </draw:text-box>
        </draw:frame>
        <draw:line draw:style-name="gr2" draw:layer="layout" svg:x1="2.539cm" svg:y1="15.244cm" svg:x2="5.078cm" svg:y2="15.244cm">
          <text:p/>
        </draw:line>
        <draw:line draw:style-name="gr2" draw:layer="layout" svg:x1="10.156cm" svg:y1="10.162cm" svg:x2="5.078cm" svg:y2="15.243cm">
          <text:p/>
        </draw:line>
        <draw:line draw:style-name="gr3" draw:layer="layout" svg:x1="15.234cm" svg:y1="10.162cm" svg:x2="10.156cm" svg:y2="10.162cm">
          <text:p/>
        </draw:line>
        <draw:line draw:style-name="gr3" draw:layer="layout" svg:x1="20.313cm" svg:y1="15.243cm" svg:x2="15.235cm" svg:y2="10.162cm">
          <text:p/>
        </draw:line>
        <draw:line draw:style-name="gr3" draw:layer="layout" svg:x1="25.138cm" svg:y1="15.244cm" svg:x2="5.078cm" svg:y2="15.244cm">
          <text:p/>
        </draw:line>
        <draw:line draw:style-name="gr3" draw:layer="layout" svg:x1="15.235cm" svg:y1="10.162cm" svg:x2="20.313cm" svg:y2="10.162cm">
          <text:p/>
        </draw:line>
        <draw:line draw:style-name="gr3" draw:layer="layout" svg:x1="10.156cm" svg:y1="15.243cm" svg:x2="15.234cm" svg:y2="10.162cm">
          <text:p/>
        </draw:line>
        <draw:circle draw:style-name="gr4" draw:layer="layout" svg:width="0.508cm" svg:height="0.508cm" svg:x="2.285cm" svg:y="14.99cm">
          <text:p/>
        </draw:circle>
        <draw:circle draw:style-name="gr5" draw:layer="layout" svg:width="0.508cm" svg:height="0.508cm" svg:x="9.902cm" svg:y="14.99cm">
          <text:p/>
        </draw:circle>
        <draw:circle draw:style-name="gr5" draw:layer="layout" svg:width="0.508cm" svg:height="0.508cm" svg:x="9.902cm" svg:y="9.908cm">
          <text:p/>
        </draw:circle>
        <draw:circle draw:style-name="gr5" draw:layer="layout" svg:width="0.508cm" svg:height="0.508cm" svg:x="14.981cm" svg:y="14.99cm">
          <text:p/>
        </draw:circle>
        <draw:circle draw:style-name="gr5" draw:layer="layout" svg:width="0.508cm" svg:height="0.508cm" svg:x="14.981cm" svg:y="9.908cm">
          <text:p/>
        </draw:circle>
        <draw:circle draw:style-name="gr5" draw:layer="layout" svg:width="0.508cm" svg:height="0.508cm" svg:x="20.059cm" svg:y="14.99cm">
          <text:p/>
        </draw:circle>
        <draw:circle draw:style-name="gr5" draw:layer="layout" svg:width="0.508cm" svg:height="0.508cm" svg:x="20.059cm" svg:y="9.908cm">
          <text:p/>
        </draw:circle>
        <draw:circle draw:style-name="gr5" draw:layer="layout" svg:width="0.508cm" svg:height="0.508cm" svg:x="25.137cm" svg:y="14.99cm">
          <text:p/>
        </draw:circle>
        <draw:circle draw:style-name="gr4" draw:layer="layout" svg:width="0.508cm" svg:height="0.508cm" svg:x="4.824cm" svg:y="14.99cm">
          <text:p/>
        </draw:circle>
        <draw:g>
          <draw:polygon draw:style-name="gr6" draw:text-style-name="P4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4.825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4.677cm" svg:y="9.804cm" svg:viewBox="0 0 1524 5082" draw:points="0,0 1524,0 1524,4318 762,5082 0,4318">
            <text:p/>
          </draw:polygon>
          <draw:frame draw:style-name="gr7" draw:text-style-name="P5" draw:layer="layout" svg:width="1.953cm" svg:height="3.863cm" svg:x="24.463cm" svg:y="10.105cm">
            <draw:text-box>
              <text:p text:style-name="P5"><text:span text:style-name="T6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line draw:style-name="gr8" draw:layer="layout" svg:x1="10.104cm" svg:y1="15.193cm" svg:x2="25.4cm" svg:y2="15.24cm">
          <text:p/>
        </draw:line>
        <draw:frame presentation:style-name="pr11" draw:layer="layout" svg:width="25.191cm" svg:height="3.507cm" svg:x="1.399cm" svg:y="0.837cm" presentation:class="title" presentation:user-transformed="true">
          <draw:text-box>
            <text:p>History of branch1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8" draw:layer="layout" svg:x1="20.313cm" svg:y1="15.243cm" svg:x2="15.235cm" svg:y2="10.162cm">
          <text:p/>
        </draw:line>
        <draw:line draw:style-name="gr10" draw:layer="layout" svg:x1="10.156cm" svg:y1="15.243cm" svg:x2="5.078cm" svg:y2="15.244cm">
          <text:p/>
        </draw:line>
        <draw:line draw:style-name="gr10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1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3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3" draw:layer="layout" svg:width="0.508cm" svg:height="0.508cm" svg:x="20.059cm" svg:y="14.99cm">
          <text:p/>
        </draw:circle>
        <draw:circle draw:style-name="gr12" draw:layer="layout" svg:width="0.508cm" svg:height="0.508cm" svg:x="20.059cm" svg:y="9.908cm">
          <text:p/>
        </draw:circle>
        <draw:circle draw:style-name="gr13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6" draw:text-style-name="P6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7" draw:layer="backgroundobjects" svg:width="1.953cm" svg:height="4.502cm" svg:x="19.383cm" svg:y="4.825cm">
            <draw:text-box>
              <text:p text:style-name="P7"><text:span text:style-name="T7">branch1</text:span></text:p>
            </draw:text-box>
          </draw:frame>
        </draw:g>
        <draw:g>
          <draw:polygon draw:style-name="gr15" draw:text-style-name="P8" draw:layer="layout" svg:width="1.523cm" svg:height="5.081cm" svg:x="24.678cm" svg:y="9.803cm" svg:viewBox="0 0 1524 5082" draw:points="0,0 1524,0 1524,4318 762,5082 0,4318">
            <text:p/>
          </draw:polygon>
          <draw:frame draw:style-name="gr7" draw:text-style-name="P5" draw:layer="layout" svg:width="1.953cm" svg:height="3.863cm" svg:x="24.464cm" svg:y="10.104cm">
            <draw:text-box>
              <text:p text:style-name="P5"><text:span text:style-name="T6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History of master</text:p>
          </draw:text-box>
        </draw:frame>
        <draw:line draw:style-name="gr9" draw:layer="layout" svg:x1="2.539cm" svg:y1="15.244cm" svg:x2="5.078cm" svg:y2="15.244cm">
          <text:p/>
        </draw:line>
        <draw:line draw:style-name="gr9" draw:layer="layout" svg:x1="10.156cm" svg:y1="10.162cm" svg:x2="5.078cm" svg:y2="15.243cm">
          <text:p/>
        </draw:line>
        <draw:line draw:style-name="gr10" draw:layer="layout" svg:x1="15.234cm" svg:y1="10.162cm" svg:x2="10.156cm" svg:y2="10.162cm">
          <text:p/>
        </draw:line>
        <draw:line draw:style-name="gr10" draw:layer="layout" svg:x1="20.313cm" svg:y1="15.243cm" svg:x2="15.235cm" svg:y2="10.162cm">
          <text:p/>
        </draw:line>
        <draw:line draw:style-name="gr10" draw:layer="layout" svg:x1="25.138cm" svg:y1="15.244cm" svg:x2="5.078cm" svg:y2="15.244cm">
          <text:p/>
        </draw:line>
        <draw:line draw:style-name="gr8" draw:layer="layout" svg:x1="15.235cm" svg:y1="10.162cm" svg:x2="20.313cm" svg:y2="10.162cm">
          <text:p/>
        </draw:line>
        <draw:line draw:style-name="gr10" draw:layer="layout" svg:x1="10.156cm" svg:y1="15.243cm" svg:x2="15.234cm" svg:y2="10.162cm">
          <text:p/>
        </draw:line>
        <draw:circle draw:style-name="gr14" draw:layer="layout" svg:width="0.508cm" svg:height="0.508cm" svg:x="2.285cm" svg:y="14.99cm">
          <text:p/>
        </draw:circle>
        <draw:circle draw:style-name="gr12" draw:layer="layout" svg:width="0.508cm" svg:height="0.508cm" svg:x="9.902cm" svg:y="14.99cm">
          <text:p/>
        </draw:circle>
        <draw:circle draw:style-name="gr12" draw:layer="layout" svg:width="0.508cm" svg:height="0.508cm" svg:x="9.902cm" svg:y="9.908cm">
          <text:p/>
        </draw:circle>
        <draw:circle draw:style-name="gr12" draw:layer="layout" svg:width="0.508cm" svg:height="0.508cm" svg:x="14.981cm" svg:y="14.99cm">
          <text:p/>
        </draw:circle>
        <draw:circle draw:style-name="gr12" draw:layer="layout" svg:width="0.508cm" svg:height="0.508cm" svg:x="14.981cm" svg:y="9.908cm">
          <text:p/>
        </draw:circle>
        <draw:circle draw:style-name="gr12" draw:layer="layout" svg:width="0.508cm" svg:height="0.508cm" svg:x="20.059cm" svg:y="14.99cm">
          <text:p/>
        </draw:circle>
        <draw:circle draw:style-name="gr13" draw:layer="layout" svg:width="0.508cm" svg:height="0.508cm" svg:x="20.059cm" svg:y="9.908cm">
          <text:p/>
        </draw:circle>
        <draw:circle draw:style-name="gr12" draw:layer="layout" svg:width="0.508cm" svg:height="0.508cm" svg:x="25.137cm" svg:y="14.99cm">
          <text:p/>
        </draw:circle>
        <draw:circle draw:style-name="gr14" draw:layer="layout" svg:width="0.508cm" svg:height="0.508cm" svg:x="4.824cm" svg:y="14.99cm">
          <text:p/>
        </draw:circle>
        <draw:g>
          <draw:polygon draw:style-name="gr16" draw:text-style-name="P4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4.825cm">
            <draw:text-box>
              <text:p text:style-name="P5"><text:span text:style-name="T6">branch1</text:span></text:p>
            </draw:text-box>
          </draw:frame>
        </draw:g>
        <draw:g>
          <draw:polygon draw:style-name="gr17" draw:text-style-name="P6" draw:layer="layout" svg:width="1.523cm" svg:height="5.081cm" svg:x="24.677cm" svg:y="9.804cm" svg:viewBox="0 0 1524 5082" draw:points="0,0 1524,0 1524,4318 762,5082 0,4318">
            <text:p/>
          </draw:polygon>
          <draw:frame draw:style-name="gr18" draw:text-style-name="P7" draw:layer="layout" svg:width="1.953cm" svg:height="3.863cm" svg:x="24.463cm" svg:y="10.105cm">
            <draw:text-box>
              <text:p text:style-name="P7"><text:span text:style-name="T7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branch1 --not master</text:p>
          </draw:text-box>
        </draw:frame>
        <draw:line draw:style-name="gr19" draw:layer="layout" svg:x1="2.539cm" svg:y1="15.244cm" svg:x2="5.078cm" svg:y2="15.244cm">
          <text:p/>
        </draw:line>
        <draw:line draw:style-name="gr19" draw:layer="layout" svg:x1="10.156cm" svg:y1="10.162cm" svg:x2="5.078cm" svg:y2="15.243cm">
          <text:p/>
        </draw:line>
        <draw:line draw:style-name="gr20" draw:layer="layout" svg:x1="15.234cm" svg:y1="10.162cm" svg:x2="10.156cm" svg:y2="10.162cm">
          <text:p/>
        </draw:line>
        <draw:line draw:style-name="gr20" draw:layer="layout" svg:x1="20.313cm" svg:y1="15.243cm" svg:x2="15.235cm" svg:y2="10.162cm">
          <text:p/>
        </draw:line>
        <draw:line draw:style-name="gr8" draw:layer="layout" svg:x1="25.138cm" svg:y1="15.244cm" svg:x2="5.078cm" svg:y2="15.244cm">
          <text:p/>
        </draw:line>
        <draw:line draw:style-name="gr20" draw:layer="layout" svg:x1="15.235cm" svg:y1="10.162cm" svg:x2="20.313cm" svg:y2="10.162cm">
          <text:p/>
        </draw:line>
        <draw:line draw:style-name="gr20" draw:layer="layout" svg:x1="10.156cm" svg:y1="15.243cm" svg:x2="15.234cm" svg:y2="10.162cm">
          <text:p/>
        </draw:line>
        <draw:circle draw:style-name="gr21" draw:layer="layout" svg:width="0.508cm" svg:height="0.508cm" svg:x="2.285cm" svg:y="14.99cm">
          <text:p/>
        </draw:circle>
        <draw:circle draw:style-name="gr22" draw:layer="layout" svg:width="0.508cm" svg:height="0.508cm" svg:x="9.902cm" svg:y="14.99cm">
          <text:p/>
        </draw:circle>
        <draw:circle draw:style-name="gr22" draw:layer="layout" svg:width="0.508cm" svg:height="0.508cm" svg:x="9.902cm" svg:y="9.908cm">
          <text:p/>
        </draw:circle>
        <draw:circle draw:style-name="gr22" draw:layer="layout" svg:width="0.508cm" svg:height="0.508cm" svg:x="14.981cm" svg:y="14.99cm">
          <text:p/>
        </draw:circle>
        <draw:circle draw:style-name="gr22" draw:layer="layout" svg:width="0.508cm" svg:height="0.508cm" svg:x="14.981cm" svg:y="9.908cm">
          <text:p/>
        </draw:circle>
        <draw:circle draw:style-name="gr22" draw:layer="layout" svg:width="0.508cm" svg:height="0.508cm" svg:x="20.059cm" svg:y="14.99cm">
          <text:p/>
        </draw:circle>
        <draw:circle draw:style-name="gr23" draw:layer="layout" svg:width="0.508cm" svg:height="0.508cm" svg:x="20.059cm" svg:y="9.908cm">
          <text:p/>
        </draw:circle>
        <draw:circle draw:style-name="gr13" draw:layer="layout" svg:width="0.508cm" svg:height="0.508cm" svg:x="25.137cm" svg:y="14.99cm">
          <text:p/>
        </draw:circle>
        <draw:circle draw:style-name="gr21" draw:layer="layout" svg:width="0.508cm" svg:height="0.508cm" svg:x="4.824cm" svg:y="14.99cm">
          <text:p/>
        </draw:circle>
        <draw:g>
          <draw:polygon draw:style-name="gr6" draw:text-style-name="P6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7" draw:layer="layout" svg:width="1.953cm" svg:height="4.502cm" svg:x="19.383cm" svg:y="4.825cm">
            <draw:text-box>
              <text:p text:style-name="P7"><text:span text:style-name="T7">branch1</text:span></text:p>
            </draw:text-box>
          </draw:frame>
        </draw:g>
        <draw:g>
          <draw:polygon draw:style-name="gr15" draw:text-style-name="P8" draw:layer="layout" svg:width="1.523cm" svg:height="5.081cm" svg:x="24.678cm" svg:y="9.803cm" svg:viewBox="0 0 1524 5082" draw:points="0,0 1524,0 1524,4318 762,5082 0,4318">
            <text:p/>
          </draw:polygon>
          <draw:frame draw:style-name="gr7" draw:text-style-name="P5" draw:layer="layout" svg:width="1.953cm" svg:height="3.863cm" svg:x="24.464cm" svg:y="10.104cm">
            <draw:text-box>
              <text:p text:style-name="P5"><text:span text:style-name="T6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master --not branch1</text:p>
          </draw:text-box>
        </draw:frame>
        <draw:line draw:style-name="gr24" draw:layer="layout" svg:x1="2.539cm" svg:y1="15.244cm" svg:x2="15.234cm" svg:y2="15.243cm">
          <text:p/>
        </draw:line>
        <draw:line draw:style-name="gr25" draw:layer="layout" svg:x1="10.156cm" svg:y1="10.162cm" svg:x2="5.078cm" svg:y2="15.243cm">
          <text:p/>
        </draw:line>
        <draw:line draw:style-name="gr8" draw:layer="layout" svg:x1="15.234cm" svg:y1="10.162cm" svg:x2="10.156cm" svg:y2="10.162cm">
          <text:p/>
        </draw:line>
        <draw:line draw:style-name="gr8" draw:layer="layout" svg:x1="20.313cm" svg:y1="15.243cm" svg:x2="15.235cm" svg:y2="10.162cm">
          <text:p/>
        </draw:line>
        <draw:line draw:style-name="gr10" draw:layer="layout" svg:x1="25.138cm" svg:y1="15.244cm" svg:x2="15.235cm" svg:y2="15.243cm">
          <text:p/>
        </draw:line>
        <draw:line draw:style-name="gr8" draw:layer="layout" svg:x1="15.235cm" svg:y1="10.162cm" svg:x2="20.313cm" svg:y2="10.162cm">
          <text:p/>
        </draw:line>
        <draw:line draw:style-name="gr8" draw:layer="layout" svg:x1="10.156cm" svg:y1="15.243cm" svg:x2="15.234cm" svg:y2="10.162cm">
          <text:p/>
        </draw:line>
        <draw:circle draw:style-name="gr26" draw:layer="layout" svg:width="0.508cm" svg:height="0.508cm" svg:x="2.285cm" svg:y="14.99cm">
          <text:p/>
        </draw:circle>
        <draw:circle draw:style-name="gr13" draw:layer="layout" svg:width="0.508cm" svg:height="0.508cm" svg:x="9.902cm" svg:y="14.99cm">
          <text:p/>
        </draw:circle>
        <draw:circle draw:style-name="gr13" draw:layer="layout" svg:width="0.508cm" svg:height="0.508cm" svg:x="9.902cm" svg:y="9.908cm">
          <text:p/>
        </draw:circle>
        <draw:circle draw:style-name="gr27" draw:layer="layout" svg:width="0.508cm" svg:height="0.508cm" svg:x="14.981cm" svg:y="14.99cm">
          <text:p/>
        </draw:circle>
        <draw:circle draw:style-name="gr13" draw:layer="layout" svg:width="0.508cm" svg:height="0.508cm" svg:x="14.981cm" svg:y="9.908cm">
          <text:p/>
        </draw:circle>
        <draw:circle draw:style-name="gr12" draw:layer="layout" svg:width="0.508cm" svg:height="0.508cm" svg:x="20.059cm" svg:y="14.99cm">
          <text:p/>
        </draw:circle>
        <draw:circle draw:style-name="gr13" draw:layer="layout" svg:width="0.508cm" svg:height="0.508cm" svg:x="20.059cm" svg:y="9.908cm">
          <text:p/>
        </draw:circle>
        <draw:circle draw:style-name="gr12" draw:layer="layout" svg:width="0.508cm" svg:height="0.508cm" svg:x="25.137cm" svg:y="14.99cm">
          <text:p/>
        </draw:circle>
        <draw:circle draw:style-name="gr26" draw:layer="layout" svg:width="0.508cm" svg:height="0.508cm" svg:x="4.824cm" svg:y="14.99cm">
          <text:p/>
        </draw:circle>
        <draw:g>
          <draw:polygon draw:style-name="gr16" draw:text-style-name="P4" draw:layer="layout" svg:width="1.523cm" svg:height="5.081cm" svg:x="19.597cm" svg:y="4.724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4.825cm">
            <draw:text-box>
              <text:p text:style-name="P5"><text:span text:style-name="T6">branch1</text:span></text:p>
            </draw:text-box>
          </draw:frame>
        </draw:g>
        <draw:g>
          <draw:polygon draw:style-name="gr17" draw:text-style-name="P6" draw:layer="layout" svg:width="1.523cm" svg:height="5.081cm" svg:x="24.677cm" svg:y="9.804cm" svg:viewBox="0 0 1524 5082" draw:points="0,0 1524,0 1524,4318 762,5082 0,4318">
            <text:p/>
          </draw:polygon>
          <draw:frame draw:style-name="gr18" draw:text-style-name="P7" draw:layer="layout" svg:width="1.953cm" svg:height="3.863cm" svg:x="24.463cm" svg:y="10.105cm">
            <draw:text-box>
              <text:p text:style-name="P7"><text:span text:style-name="T7">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3.507cm" svg:x="1.399cm" svg:y="0.837cm" presentation:class="title">
          <draw:text-box>
            <text:p>Merging: the main point of branches</text:p>
          </draw:text-box>
        </draw:frame>
        <draw:line draw:style-name="gr2" draw:layer="layout" svg:x1="1.27cm" svg:y1="15.24cm" svg:x2="3.809cm" svg:y2="15.24cm">
          <text:p/>
        </draw:line>
        <draw:line draw:style-name="gr2" draw:layer="layout" svg:x1="8.887cm" svg:y1="10.158cm" svg:x2="3.809cm" svg:y2="15.239cm">
          <text:p/>
        </draw:line>
        <draw:line draw:style-name="gr3" draw:layer="layout" svg:x1="13.965cm" svg:y1="10.158cm" svg:x2="8.887cm" svg:y2="10.158cm">
          <text:p/>
        </draw:line>
        <draw:line draw:style-name="gr3" draw:layer="layout" svg:x1="19.044cm" svg:y1="15.239cm" svg:x2="13.966cm" svg:y2="10.158cm">
          <text:p/>
        </draw:line>
        <draw:line draw:style-name="gr3" draw:layer="layout" svg:x1="22.861cm" svg:y1="15.24cm" svg:x2="3.809cm" svg:y2="15.24cm">
          <text:p/>
        </draw:line>
        <draw:line draw:style-name="gr3" draw:layer="layout" svg:x1="13.966cm" svg:y1="10.158cm" svg:x2="19.044cm" svg:y2="10.158cm">
          <text:p/>
        </draw:line>
        <draw:line draw:style-name="gr3" draw:layer="layout" svg:x1="8.887cm" svg:y1="15.239cm" svg:x2="13.965cm" svg:y2="10.158cm">
          <text:p/>
        </draw:line>
        <draw:circle draw:style-name="gr4" draw:layer="layout" svg:width="0.508cm" svg:height="0.508cm" svg:x="1.016cm" svg:y="14.986cm">
          <text:p/>
        </draw:circle>
        <draw:circle draw:style-name="gr5" draw:layer="layout" svg:width="0.508cm" svg:height="0.508cm" svg:x="8.633cm" svg:y="14.986cm">
          <text:p/>
        </draw:circle>
        <draw:circle draw:style-name="gr5" draw:layer="layout" svg:width="0.508cm" svg:height="0.508cm" svg:x="8.633cm" svg:y="9.904cm">
          <text:p/>
        </draw:circle>
        <draw:circle draw:style-name="gr5" draw:layer="layout" svg:width="0.508cm" svg:height="0.508cm" svg:x="13.712cm" svg:y="14.986cm">
          <text:p/>
        </draw:circle>
        <draw:circle draw:style-name="gr5" draw:layer="layout" svg:width="0.508cm" svg:height="0.508cm" svg:x="13.712cm" svg:y="9.904cm">
          <text:p/>
        </draw:circle>
        <draw:circle draw:style-name="gr5" draw:layer="layout" svg:width="0.508cm" svg:height="0.508cm" svg:x="18.79cm" svg:y="14.986cm">
          <text:p/>
        </draw:circle>
        <draw:circle draw:style-name="gr5" draw:layer="layout" svg:width="0.508cm" svg:height="0.508cm" svg:x="18.79cm" svg:y="9.904cm">
          <text:p/>
        </draw:circle>
        <draw:circle draw:style-name="gr5" draw:layer="layout" svg:width="0.508cm" svg:height="0.508cm" svg:x="22.607cm" svg:y="14.986cm">
          <text:p/>
        </draw:circle>
        <draw:circle draw:style-name="gr4" draw:layer="layout" svg:width="0.508cm" svg:height="0.508cm" svg:x="3.555cm" svg:y="14.986cm">
          <text:p/>
        </draw:circle>
        <draw:g>
          <draw:polygon draw:style-name="gr6" draw:text-style-name="P4" draw:layer="layout" svg:width="1.523cm" svg:height="5.081cm" svg:x="18.328cm" svg:y="4.72cm" svg:viewBox="0 0 1524 5082" draw:points="0,0 1524,0 1524,4318 762,5082 0,4318">
            <text:p/>
          </draw:polygon>
          <draw:frame draw:style-name="gr7" draw:text-style-name="P5" draw:layer="layout" svg:width="1.953cm" svg:height="4.502cm" svg:x="18.114cm" svg:y="4.821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5.869cm" svg:y="9.904cm" svg:viewBox="0 0 1524 5082" draw:points="0,0 1524,0 1524,4318 762,5082 0,4318">
            <text:p/>
          </draw:polygon>
          <draw:frame draw:style-name="gr7" draw:text-style-name="P5" draw:layer="layout" svg:width="1.953cm" svg:height="3.863cm" svg:x="25.655cm" svg:y="10.205cm">
            <draw:text-box>
              <text:p text:style-name="P5"><text:span text:style-name="T6">master</text:span></text:p>
            </draw:text-box>
          </draw:frame>
        </draw:g>
        <draw:circle draw:style-name="gr12" draw:layer="layout" svg:width="0.508cm" svg:height="0.508cm" svg:x="26.417cm" svg:y="14.986cm">
          <text:p/>
        </draw:circle>
        <draw:line draw:style-name="gr10" draw:layer="layout" svg:x1="26.671cm" svg:y1="15.24cm" svg:x2="19.044cm" svg:y2="10.158cm">
          <text:p/>
        </draw:line>
        <draw:line draw:style-name="gr9" draw:layer="layout" svg:x1="22.861cm" svg:y1="15.24cm" svg:x2="26.671cm" svg:y2="15.24cm">
          <text:p/>
        </draw:line>
        <draw:circle draw:style-name="gr28" draw:layer="layout" svg:width="1.524cm" svg:height="1.524cm" svg:x="13.209cm" svg:y="9.398cm">
          <text:p/>
        </draw:circle>
        <draw:frame draw:style-name="gr29" draw:text-style-name="P9" draw:layer="layout" svg:width="6.484cm" svg:height="1.517cm" svg:x="9.907cm" svg:y="7.373cm">
          <draw:text-box>
            <text:p text:style-name="P9">merge ba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hecking changes on a branch</text:p>
          </draw:text-box>
        </draw:frame>
        <draw:frame presentation:style-name="pr8" draw:text-style-name="P10" draw:layer="layout" svg:width="25.191cm" svg:height="13.863cm" svg:x="1.399cm" svg:y="4.915cm" presentation:class="outline">
          <draw:text-box>
            <text:list text:style-name="L3">
              <text:list-item>
                <text:p><text:span text:style-name="T8">git log A --not B</text:span></text:p>
              </text:list-item>
              <text:list-item>
                <text:p><text:span text:style-name="T8">gitk A --not B</text:span></text:p>
              </text:list-item>
              <text:list-item>
                <text:p><text:span text:style-name="T8">git show-branch --merge-base A B</text:span></text:p>
              </text:list-item>
              <text:list-item>
                <text:p><text:span text:style-name="T8">git log -1 </text:span><text:span text:style-name="T9">commit</text:span></text:p>
              </text:list-item>
              <text:list-item>
                <text:p><text:span text:style-name="T10">git log --oneline --graph</text:span></text:p>
              </text:list-item>
              <text:list-item>
                <text:p><text:span text:style-name="T10">git diff A 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Multiple servers</text:p>
          </draw:text-box>
        </draw:frame>
        <draw:frame presentation:style-name="pr8" draw:layer="layout" svg:width="25.191cm" svg:height="13.863cm" svg:x="1.399cm" svg:y="4.915cm" presentation:class="outline">
          <draw:text-box>
            <text:list text:style-name="L3">
              <text:list-item>
                <text:p>Repositories on servers are called <text:span text:style-name="T3">remotes</text:span><text:span text:style-name="T11"> - but so are some other things, watch out!</text:span></text:p>
              </text:list-item>
              <text:list-item>
                <text:p>Look at <text:span text:style-name="T8">.git/config</text:span></text:p>
              </text:list-item>
              <text:list-item>
                <text:p><text:span text:style-name="T8">git fetch </text:span><text:span text:style-name="T9">server</text:span></text:p>
              </text:list-item>
              <text:list-item>
                <text:p><text:span text:style-name="T10">git push </text:span><text:span text:style-name="T9">server </text:span><text:span text:style-name="T10">A: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Git history with remotes</text:p>
          </draw:text-box>
        </draw:frame>
        <draw:line draw:style-name="gr2" draw:layer="layout" svg:x1="2.539cm" svg:y1="17.78cm" svg:x2="5.078cm" svg:y2="17.78cm">
          <text:p/>
        </draw:line>
        <draw:line draw:style-name="gr2" draw:layer="layout" svg:x1="10.156cm" svg:y1="12.698cm" svg:x2="5.078cm" svg:y2="17.779cm">
          <text:p/>
        </draw:line>
        <draw:line draw:style-name="gr3" draw:layer="layout" svg:x1="15.234cm" svg:y1="12.698cm" svg:x2="10.156cm" svg:y2="12.698cm">
          <text:p/>
        </draw:line>
        <draw:line draw:style-name="gr3" draw:layer="layout" svg:x1="20.313cm" svg:y1="17.779cm" svg:x2="15.235cm" svg:y2="12.698cm">
          <text:p/>
        </draw:line>
        <draw:line draw:style-name="gr3" draw:layer="layout" svg:x1="25.138cm" svg:y1="17.78cm" svg:x2="5.078cm" svg:y2="17.78cm">
          <text:p/>
        </draw:line>
        <draw:line draw:style-name="gr3" draw:layer="layout" svg:x1="15.235cm" svg:y1="12.698cm" svg:x2="20.313cm" svg:y2="12.698cm">
          <text:p/>
        </draw:line>
        <draw:line draw:style-name="gr3" draw:layer="layout" svg:x1="10.156cm" svg:y1="17.779cm" svg:x2="15.234cm" svg:y2="12.698cm">
          <text:p/>
        </draw:line>
        <draw:circle draw:style-name="gr4" draw:layer="layout" svg:width="0.508cm" svg:height="0.508cm" svg:x="2.285cm" svg:y="17.526cm">
          <text:p/>
        </draw:circle>
        <draw:circle draw:style-name="gr5" draw:layer="layout" svg:width="0.508cm" svg:height="0.508cm" svg:x="9.902cm" svg:y="17.526cm">
          <text:p/>
        </draw:circle>
        <draw:circle draw:style-name="gr5" draw:layer="layout" svg:width="0.508cm" svg:height="0.508cm" svg:x="9.902cm" svg:y="12.444cm">
          <text:p/>
        </draw:circle>
        <draw:circle draw:style-name="gr5" draw:layer="layout" svg:width="0.508cm" svg:height="0.508cm" svg:x="14.981cm" svg:y="17.526cm">
          <text:p/>
        </draw:circle>
        <draw:circle draw:style-name="gr5" draw:layer="layout" svg:width="0.508cm" svg:height="0.508cm" svg:x="14.981cm" svg:y="12.444cm">
          <text:p/>
        </draw:circle>
        <draw:circle draw:style-name="gr5" draw:layer="layout" svg:width="0.508cm" svg:height="0.508cm" svg:x="20.059cm" svg:y="17.526cm">
          <text:p/>
        </draw:circle>
        <draw:circle draw:style-name="gr5" draw:layer="layout" svg:width="0.508cm" svg:height="0.508cm" svg:x="20.059cm" svg:y="12.444cm">
          <text:p/>
        </draw:circle>
        <draw:circle draw:style-name="gr5" draw:layer="layout" svg:width="0.508cm" svg:height="0.508cm" svg:x="25.137cm" svg:y="17.526cm">
          <text:p/>
        </draw:circle>
        <draw:circle draw:style-name="gr4" draw:layer="layout" svg:width="0.508cm" svg:height="0.508cm" svg:x="4.824cm" svg:y="17.526cm">
          <text:p/>
        </draw:circle>
        <draw:g>
          <draw:polygon draw:style-name="gr6" draw:text-style-name="P4" draw:layer="layout" svg:width="1.523cm" svg:height="5.081cm" svg:x="19.597cm" svg:y="7.26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7.361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4.677cm" svg:y="12.34cm" svg:viewBox="0 0 1524 5082" draw:points="0,0 1524,0 1524,4318 762,5082 0,4318">
            <text:p/>
          </draw:polygon>
          <draw:frame draw:style-name="gr7" draw:text-style-name="P5" draw:layer="layout" svg:width="1.953cm" svg:height="3.863cm" svg:x="24.463cm" svg:y="12.641cm">
            <draw:text-box>
              <text:p text:style-name="P5"><text:span text:style-name="T6">master</text:span></text:p>
            </draw:text-box>
          </draw:frame>
        </draw:g>
        <draw:g>
          <draw:polygon draw:style-name="gr30" draw:text-style-name="P4" draw:layer="layout" svg:width="1.523cm" svg:height="8.381cm" svg:x="9.437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9.223cm" svg:y="4.064cm">
            <draw:text-box>
              <text:p text:style-name="P11"><text:span text:style-name="T12">server/master</text:span></text:p>
            </draw:text-box>
          </draw:frame>
        </draw:g>
        <draw:g>
          <draw:polygon draw:style-name="gr30" draw:text-style-name="P4" draw:layer="layout" svg:width="1.523cm" svg:height="8.381cm" svg:x="14.438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14.224cm" svg:y="4.064cm">
            <draw:text-box>
              <text:p text:style-name="P11"><text:span text:style-name="T12">origin/master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3.507cm" svg:x="1.399cm" svg:y="0.837cm" presentation:class="title" presentation:user-transformed="true">
          <draw:text-box>
            <text:p>Git history with remotes</text:p>
          </draw:text-box>
        </draw:frame>
        <draw:line draw:style-name="gr2" draw:layer="layout" svg:x1="2.539cm" svg:y1="17.78cm" svg:x2="5.078cm" svg:y2="17.78cm">
          <text:p/>
        </draw:line>
        <draw:line draw:style-name="gr2" draw:layer="layout" svg:x1="10.156cm" svg:y1="12.698cm" svg:x2="5.078cm" svg:y2="17.779cm">
          <text:p/>
        </draw:line>
        <draw:line draw:style-name="gr3" draw:layer="layout" svg:x1="15.234cm" svg:y1="12.698cm" svg:x2="10.156cm" svg:y2="12.698cm">
          <text:p/>
        </draw:line>
        <draw:line draw:style-name="gr3" draw:layer="layout" svg:x1="20.313cm" svg:y1="17.779cm" svg:x2="15.235cm" svg:y2="12.698cm">
          <text:p/>
        </draw:line>
        <draw:line draw:style-name="gr3" draw:layer="layout" svg:x1="25.138cm" svg:y1="17.78cm" svg:x2="5.078cm" svg:y2="17.78cm">
          <text:p/>
        </draw:line>
        <draw:line draw:style-name="gr3" draw:layer="layout" svg:x1="15.235cm" svg:y1="12.698cm" svg:x2="20.313cm" svg:y2="12.698cm">
          <text:p/>
        </draw:line>
        <draw:line draw:style-name="gr3" draw:layer="layout" svg:x1="10.156cm" svg:y1="17.779cm" svg:x2="15.234cm" svg:y2="12.698cm">
          <text:p/>
        </draw:line>
        <draw:circle draw:style-name="gr4" draw:layer="layout" svg:width="0.508cm" svg:height="0.508cm" svg:x="2.285cm" svg:y="17.526cm">
          <text:p/>
        </draw:circle>
        <draw:circle draw:style-name="gr5" draw:layer="layout" svg:width="0.508cm" svg:height="0.508cm" svg:x="9.902cm" svg:y="17.526cm">
          <text:p/>
        </draw:circle>
        <draw:circle draw:style-name="gr5" draw:layer="layout" svg:width="0.508cm" svg:height="0.508cm" svg:x="9.902cm" svg:y="12.444cm">
          <text:p/>
        </draw:circle>
        <draw:circle draw:style-name="gr5" draw:layer="layout" svg:width="0.508cm" svg:height="0.508cm" svg:x="14.981cm" svg:y="17.526cm">
          <text:p/>
        </draw:circle>
        <draw:circle draw:style-name="gr5" draw:layer="layout" svg:width="0.508cm" svg:height="0.508cm" svg:x="14.981cm" svg:y="12.444cm">
          <text:p/>
        </draw:circle>
        <draw:circle draw:style-name="gr5" draw:layer="layout" svg:width="0.508cm" svg:height="0.508cm" svg:x="20.059cm" svg:y="17.526cm">
          <text:p/>
        </draw:circle>
        <draw:circle draw:style-name="gr5" draw:layer="layout" svg:width="0.508cm" svg:height="0.508cm" svg:x="20.059cm" svg:y="12.444cm">
          <text:p/>
        </draw:circle>
        <draw:circle draw:style-name="gr5" draw:layer="layout" svg:width="0.508cm" svg:height="0.508cm" svg:x="25.137cm" svg:y="17.526cm">
          <text:p/>
        </draw:circle>
        <draw:circle draw:style-name="gr4" draw:layer="layout" svg:width="0.508cm" svg:height="0.508cm" svg:x="4.824cm" svg:y="17.526cm">
          <text:p/>
        </draw:circle>
        <draw:g>
          <draw:polygon draw:style-name="gr6" draw:text-style-name="P4" draw:layer="layout" svg:width="1.523cm" svg:height="5.081cm" svg:x="19.597cm" svg:y="7.26cm" svg:viewBox="0 0 1524 5082" draw:points="0,0 1524,0 1524,4318 762,5082 0,4318">
            <text:p/>
          </draw:polygon>
          <draw:frame draw:style-name="gr7" draw:text-style-name="P5" draw:layer="backgroundobjects" svg:width="1.953cm" svg:height="4.502cm" svg:x="19.383cm" svg:y="7.361cm">
            <draw:text-box>
              <text:p text:style-name="P5"><text:span text:style-name="T6">branch1</text:span></text:p>
            </draw:text-box>
          </draw:frame>
        </draw:g>
        <draw:g>
          <draw:polygon draw:style-name="gr6" draw:text-style-name="P4" draw:layer="layout" svg:width="1.523cm" svg:height="5.081cm" svg:x="24.677cm" svg:y="12.34cm" svg:viewBox="0 0 1524 5082" draw:points="0,0 1524,0 1524,4318 762,5082 0,4318">
            <text:p/>
          </draw:polygon>
          <draw:frame draw:style-name="gr7" draw:text-style-name="P5" draw:layer="layout" svg:width="1.953cm" svg:height="3.863cm" svg:x="24.463cm" svg:y="12.641cm">
            <draw:text-box>
              <text:p text:style-name="P5"><text:span text:style-name="T6">master</text:span></text:p>
            </draw:text-box>
          </draw:frame>
        </draw:g>
        <draw:g>
          <draw:polygon draw:style-name="gr30" draw:text-style-name="P4" draw:layer="layout" svg:width="1.523cm" svg:height="8.381cm" svg:x="9.437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9.223cm" svg:y="4.064cm">
            <draw:text-box>
              <text:p text:style-name="P11"><text:span text:style-name="T12">server/master</text:span></text:p>
            </draw:text-box>
          </draw:frame>
        </draw:g>
        <draw:g>
          <draw:polygon draw:style-name="gr30" draw:text-style-name="P4" draw:layer="layout" svg:width="1.523cm" svg:height="8.381cm" svg:x="14.438cm" svg:y="3.81cm" svg:viewBox="0 0 1524 8382" draw:points="0,0 1524,0 1524,7620 762,8382 0,7620">
            <text:p/>
          </draw:polygon>
          <draw:frame draw:style-name="gr31" draw:text-style-name="P11" draw:layer="layout" svg:width="1.953cm" svg:height="7.62cm" svg:x="14.224cm" svg:y="4.064cm">
            <draw:text-box>
              <text:p text:style-name="P11"><text:span text:style-name="T12">origin/master</text:span></text:p>
            </draw:text-box>
          </draw:frame>
        </draw:g>
        <draw:ellipse draw:style-name="gr32" draw:layer="layout" svg:width="11.684cm" svg:height="11.176cm" svg:x="6.858cm" svg:y="2.54cm">
          <text:p/>
        </draw:ellipse>
        <draw:frame draw:style-name="gr33" draw:text-style-name="P12" draw:layer="layout" svg:width="15.708cm" svg:height="4.501cm" draw:transform="skewX (-5.26751876053745E-017) rotate (-0.588525023773564) translate (2.429cm 8.872cm)">
          <draw:text-box>
            <text:p text:style-name="P12">LOCAL CACHED</text:p>
            <text:p text:style-name="P13">COPIES!!!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hecking remote branches</text:p>
          </draw:text-box>
        </draw:frame>
        <draw:frame presentation:style-name="pr13" draw:text-style-name="P10" draw:layer="layout" svg:width="25.191cm" svg:height="13.863cm" svg:x="1.399cm" svg:y="4.915cm" presentation:class="outline" presentation:user-transformed="true">
          <draw:text-box>
            <text:list text:style-name="L5">
              <text:list-header>
                <text:p><text:span text:style-name="T8">git fetch</text:span></text:p>
                <text:p><text:span text:style-name="T13">Then use same techniques as for branches</text:span></text:p>
                <text:list>
                  <text:list-item>
                    <text:p><text:span text:style-name="T8">git log </text:span><text:span text:style-name="T9">remote</text:span><text:span text:style-name="T8">/A --not </text:span><text:span text:style-name="T9">remote</text:span><text:span text:style-name="T10">/</text:span><text:span text:style-name="T8">B</text:span></text:p>
                  </text:list-item>
                  <text:list-item>
                    <text:p><text:span text:style-name="T8">gitk </text:span><text:span text:style-name="T9">remote</text:span><text:span text:style-name="T10">/</text:span><text:span text:style-name="T8">A --not </text:span><text:span text:style-name="T9">remote</text:span><text:span text:style-name="T10">/</text:span><text:span text:style-name="T8">B</text:span></text:p>
                  </text:list-item>
                </text:list>
              </text:list-header>
            </text:list>
            <text:list text:style-name="L2">
              <text:list-item>
                <text:list>
                  <text:list-item>
                    <text:p><text:span text:style-name="T8">git show-branch --merge-base ...</text:span></text:p>
                  </text:list-item>
                  <text:list-item>
                    <text:p><text:span text:style-name="T8">git log -1 </text:span><text:span text:style-name="T9">commit</text:span></text:p>
                  </text:list-item>
                  <text:list-item>
                    <text:p><text:span text:style-name="T10">git log --oneline --graph</text:span></text:p>
                  </text:list-item>
                  <text:list-item>
                    <text:p><text:span text:style-name="T10">git diff </text:span><text:span text:style-name="T9">remote</text:span><text:span text:style-name="T10">/A </text:span><text:span text:style-name="T9">remote</text:span><text:span text:style-name="T10">/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imple aliases</text:p>
          </draw:text-box>
        </draw:frame>
        <draw:frame draw:style-name="gr29" draw:text-style-name="P14" draw:layer="layout" svg:width="15.996cm" svg:height="4.509cm" svg:x="5.997cm" svg:y="7.874cm">
          <draw:text-box>
            <text:p text:style-name="P14"><text:span text:style-name="T14">[alias]</text:span></text:p>
            <text:p text:style-name="P14"><text:span text:style-name="T14"><text:tab/></text:span><text:span text:style-name="T14">ba = branch -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liases for shell commands</text:p>
          </draw:text-box>
        </draw:frame>
        <draw:frame draw:style-name="gr34" draw:text-style-name="P15" draw:layer="layout" svg:width="27.178cm" svg:height="7.112cm" svg:x="0.508cm" svg:y="7.366cm">
          <draw:text-box>
            <text:p text:style-name="P15"><text:span text:style-name="T14">[alias]</text:span></text:p>
            <text:p text:style-name="P15"><text:span text:style-name="T14"><text:tab/></text:span><text:span text:style-name="T14">ba2 = !git branch -a | grep -v mas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liases with arguments</text:p>
          </draw:text-box>
        </draw:frame>
        <draw:frame draw:style-name="gr34" draw:text-style-name="P15" draw:layer="layout" svg:width="27.178cm" svg:height="9.144cm" svg:x="0.508cm" svg:y="6.858cm">
          <draw:text-box>
            <text:p text:style-name="P15"><text:span text:style-name="T14">[alias]</text:span></text:p>
            <text:p text:style-name="P15"><text:span text:style-name="T14"><text:tab/></text:span><text:span text:style-name="T14">mb = "!sh -c 'git show-branch --merge-base master $1' -"</text:span></text:p>
            <text:p text:style-name="P15"><text:span text:style-name="T14"/></text:p>
            <text:p text:style-name="P15"><text:span text:style-name="T14"><text:s text:c="2"/></text:span><text:span text:style-name="T14">showchanges = "!sh -c 'gitk $1 --not master' -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layer="layout" svg:width="25.191cm" svg:height="3.507cm" svg:x="1.399cm" svg:y="0.837cm" presentation:class="title">
          <draw:text-box>
            <text:p>Putting it together:<text:line-break/>simple two-server workflow</text:p>
          </draw:text-box>
        </draw:frame>
        <draw:frame draw:style-name="gr35" draw:layer="layout" svg:width="18.765cm" svg:height="14.808cm" svg:x="4.613cm" svg:y="4.826cm">
          <draw:text-box>
            <text:p><text:span text:style-name="T15">origin - code archive</text:span></text:p>
            <text:p><text:span text:style-name="T15">server - production</text:span></text:p>
            <text:p><text:span text:style-name="T14"><text:tab/></text:span><text:span text:style-name="T14">git showchanges branch1</text:span></text:p>
            <text:p><text:span text:style-name="T14"><text:tab/></text:span><text:span text:style-name="T14">git merge branch1</text:span></text:p>
            <text:p><text:span text:style-name="T14"><text:tab/></text:span><text:span text:style-name="T14">git push origin master</text:span></text:p>
            <text:p><text:span text:style-name="T14"><text:tab/></text:span><text:span text:style-name="T14">git push origin :branch1</text:span></text:p>
            <text:p><text:span text:style-name="T14"><text:tab/></text:span><text:span text:style-name="T14">git push server master</text:span></text:p>
            <text:p><text:span text:style-name="T14"><text:tab/></text:span><text:span text:style-name="T16">(on server)</text:span><text:span text:style-name="T14"> git merge ma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21:50:28.86</meta:creation-date>
    <meta:editing-duration>P2DT3H14M1S</meta:editing-duration>
    <meta:editing-cycles>139</meta:editing-cycles>
    <dc:date>2013-08-12T20:53:57.62</dc:date>
    <meta:generator>OpenOffice.org/3.4$Win32 OpenOffice.org_project/340m1$Build-9590</meta:generator>
    <meta:document-statistic meta:object-count="288"/>
  </office:meta>
</office:document-meta>
</file>